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waehlen</text:p>
      <text:list xml:id="list979971727909353291" text:style-name="L2">
        <text:list-item>
          <text:p text:style-name="P1">programm01</text:p>
        </text:list-item>
      </text:list>
      <text:list xml:id="list7099970097307459849" text:style-name="L3">
        <text:list-item>
          <text:p text:style-name="P2">programmLadeContext = true</text:p>
        </text:list-item>
      </text:list>
      <text:list xml:id="list9097093862936071195" text:style-name="L4">
        <text:list-item>
          <text:p text:style-name="P3">programm02</text:p>
        </text:list-item>
      </text:list>
      <text:list xml:id="list8999739845798011513" text:style-name="L5">
        <text:list-item>
          <text:p text:style-name="P4">bearbeitbar = false</text:p>
        </text:list-item>
      </text:list>
      <text:list xml:id="list8678135739657991880" text:style-name="L6">
        <text:list-item>
          <text:p text:style-name="P5">programm03 = true</text:p>
        </text:list-item>
      </text:list>
      <text:p text:style-name="Standard"/>
      <text:p text:style-name="Standard"/>
      <text:p text:style-name="Preformatted_20_Text"><text:span text:style-name="Source_20_Text">.mdc-notched-outline__leading, .mdc-notched-outline__notch, .mdc-notched-outline__trailing {</text:span></text:p>
      <text:p text:style-name="Preformatted_20_Text"><text:span text:style-name="Source_20_Text"><text:s text:c="2"/>border-radius: 0px !important;</text:span></text:p>
      <text:p text:style-name="Preformatted_20_Text"><text:span text:style-name="Source_20_Text"><text:s text:c="2"/>border-color: blue !important;</text:span></text:p>
      <text:p text:style-name="P6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Schumacher</meta:initial-creator>
    <meta:creation-date>2023-08-13T13:57:20.49</meta:creation-date>
    <dc:date>2023-08-13T15:02:06.67</dc:date>
    <dc:creator>Mike Schumacher</dc:creator>
    <meta:editing-duration>PT1H4M46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10" meta:word-count="28" meta:character-count="262"/>
  </office:meta>
</office:document-meta>
</file>